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9d21" officeooo:paragraph-rsid="000b9d21"/>
    </style:style>
    <style:style style:name="P2" style:family="paragraph" style:parent-style-name="Standard">
      <style:text-properties fo:font-weight="bold" officeooo:rsid="000b9d21" officeooo:paragraph-rsid="000b9d21" style:font-weight-asian="bold" style:font-weight-complex="bold"/>
    </style:style>
    <style:style style:name="P3" style:family="paragraph" style:parent-style-name="Standard">
      <style:text-properties style:text-position="0% 100%" officeooo:rsid="000b9d21" officeooo:paragraph-rsid="000b9d21"/>
    </style:style>
    <style:style style:name="P4" style:family="paragraph" style:parent-style-name="Standard">
      <style:text-properties style:text-position="0% 100%" officeooo:rsid="000cf136" officeooo:paragraph-rsid="000cf136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ask 4</text:p>
      <text:p text:style-name="P1"/>
      <text:p text:style-name="P1">Durch das Skript perf_analysis.sh erhielten wir folgende Messdaten in input.res :</text:p>
      <text:p text:style-name="P1"/>
      <text:p text:style-name="P1">DATA 1204.566872 1109.259352 1059.466358 1151.623018 997.861061 1130.606710 1051.786520 1207.386171 1069.902174 1050.898945</text:p>
      <text:p text:style-name="P1">DATA 1595.373213 1622.197985 1607.928089 1557.232466 1637.642473 1580.457531 1610.193979 1646.972878 1594.052422 1569.531898</text:p>
      <text:p text:style-name="P1">DATA 2145.281046 2108.344366 2214.109409 2135.561724 2094.977406 2154.362816 2164.870365 2130.281111 2286.721819 2146.860229</text:p>
      <text:p text:style-name="P1">DATA 2721.511223 2660.196569 2777.731150 2749.738516 2919.476835 3088.050816 2762.431318 2679.066442 2835.972158 2927.159334</text:p>
      <text:p text:style-name="P1">DATA 3308.794941 3363.542452 3286.505058 3292.140289 3275.766235 3417.373285 3395.399517 3228.238573 3437.475658 3230.716019</text:p>
      <text:p text:style-name="P1"/>
      <text:p text:style-name="P1">Die weiter Analyse mit extra-p ergab als Modell (577.649) + (1.13338e-05 * x^( 1 )) * (log2(x))^( 1 )). <text:s/>Die Laufzeit unseres Algorithmus hat also eine Komplexität von k+l*x*log<text:span text:style-name="T1">2</text:span><text:span text:style-name="T2">(x)</text:span><text:span text:style-name="T3">1</text:span><text:span text:style-name="T2">, wobei l und k Konstanten sind.</text:span></text:p>
      <text:p text:style-name="P3"/>
      <text:p text:style-name="P4">Dieses Laufzeit Modell weißt große Ähnlichkeiten mit dem in Aufgabe 3 ermittelten auf. Dort kamen wir auf eine Komplexität von 3n+n*log(n). <text:s/>3n würde also gerade k+l entsprechen, was bei einem großen n ein Vorteil wä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5T21:19:45.643954630</meta:creation-date>
    <dc:date>2017-01-16T15:08:40.809720678</dc:date>
    <meta:editing-duration>PT6M3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9" meta:word-count="138" meta:character-count="1139" meta:non-whitespace-character-count="1008"/>
  </office:meta>
</office:document-meta>
</file>